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info <text:s text:c="14"/>|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6 rows in set (0.25 sec)</text:p>
      <text:p text:style-name="P1"/>
      <text:p text:style-name="P1">mysql&gt; create database pgbda;</text:p>
      <text:p text:style-name="P1">Query OK, 1 row affected (0.21 sec)</text:p>
      <text:p text:style-name="P1"/>
      <text:p text:style-name="P1">mysql&gt; drop database pgbda;</text:p>
      <text:p text:style-name="P1">Query OK, 0 rows affected (0.41 sec)</text:p>
      <text:p text:style-name="P1"/>
      <text:p text:style-name="P1">mysql&gt; create database pgdbda;</text:p>
      <text:p text:style-name="P1">Query OK, 1 row affected (0.76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info <text:s text:c="14"/>|</text:p>
      <text:p text:style-name="P1">| information_schema |</text:p>
      <text:p text:style-name="P1">| mysql <text:s text:c="13"/>|</text:p>
      <text:p text:style-name="P1">| performance_schema |</text:p>
      <text:p text:style-name="P1">| pgdbda <text:s text:c="12"/>|</text:p>
      <text:p text:style-name="P1">| sys <text:s text:c="15"/>|</text:p>
      <text:p text:style-name="P1">+--------------------+</text:p>
      <text:p text:style-name="P1">7 rows in set (0.00 sec)</text:p>
      <text:p text:style-name="P1"/>
      <text:p text:style-name="P1">mysql&gt; create database pgdbda;</text:p>
      <text:p text:style-name="P1">ERROR 1007 (HY000): Can't create database 'pgdbda'; database exists</text:p>
      <text:p text:style-name="P1">mysql&gt; create database if not exists pgdbda;</text:p>
      <text:p text:style-name="P1">Query OK, 1 row affected, 1 warning (0.07 sec)</text:p>
      <text:p text:style-name="P1"/>
      <text:p text:style-name="P1">mysql&gt; </text:p>
      <text:p text:style-name="P1">mysql&gt; use pgdbda;</text:p>
      <text:p text:style-name="P1">Database changed</text:p>
      <text:p text:style-name="P1">mysql&gt; show tables;</text:p>
      <text:p text:style-name="P1">Empty set (0.01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create table student</text:p>
      <text:p text:style-name="P1"><text:s text:c="4"/>-&gt; (roll int, name varchar(10), marks float);</text:p>
      <text:p text:style-name="P1">Query OK, 0 rows affected (1.35 sec)</text:p>
      <text:p text:style-name="P1"/>
      <text:p text:style-name="P1">mysql&gt; create table student (roll int, name varchar(10), marks float);</text:p>
      <text:p text:style-name="P1">ERROR 1050 (42S01): Table 'student' already exists</text:p>
      <text:p text:style-name="P1">mysql&gt; create table if not exists student (roll int, name varchar(</text:p>
      <text:p text:style-name="P1">10), marks float);</text:p>
      <text:p text:style-name="P1">Query OK, 0 rows affected, 1 warning (0.04 sec)</text:p>
      <text:p text:style-name="P1"/>
      <text:p text:style-name="P1">mysql&gt; show tables;</text:p>
      <text:p text:style-name="P1">+------------------+</text:p>
      <text:p text:style-name="P1">| Tables_in_pgdbda |</text:p>
      <text:p text:style-name="P1">+------------------+</text:p>
      <text:p text:style-name="P1">| student <text:s text:c="9"/>|</text:p>
      <text:p text:style-name="P1">+------------------+</text:p>
      <text:p text:style-name="P1">1 row in set (0.01 sec)</text:p>
      <text:p text:style-name="P1"/>
      <text:p text:style-name="P1">mysql&gt; </text:p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select now();</text:p>
      <text:p text:style-name="P1">+---------------------+</text:p>
      <text:p text:style-name="P1">| now() <text:s text:c="14"/>|</text:p>
      <text:p text:style-name="P1">+---------------------+</text:p>
      <text:p text:style-name="P1">| 2023-04-24 12:37:05 |</text:p>
      <text:p text:style-name="P1">+---------------------+</text:p>
      <text:p text:style-name="P1">1 row in set (0.00 sec)</text:p>
      <text:p text:style-name="P1"/>
      <text:p text:style-name="P1">mysql&gt; </text:p>
      <text:p text:style-name="P1">mysql&gt; drop table student;</text:p>
      <text:p text:style-name="P1">Query OK, 0 rows affected (0.75 sec)</text:p>
      <text:p text:style-name="P1"/>
      <text:p text:style-name="P1">mysql&gt; create table student</text:p>
      <text:p text:style-name="P1"><text:s text:c="4"/>-&gt; (roll int primary key auto_increment,</text:p>
      <text:p text:style-name="P1"><text:soft-page-break/><text:s text:c="4"/>-&gt; name varchar(10) not null,</text:p>
      <text:p text:style-name="P1"><text:s text:c="4"/>-&gt; marks float default 40);</text:p>
      <text:p text:style-name="P1">Query OK, 0 rows affected (0.92 sec)</text:p>
      <text:p text:style-name="P1"/>
      <text:p text:style-name="P1">mysql&gt; desc student;</text:p>
      <text:p text:style-name="P1">+-------+-------------+------+-----+---------+----------------+</text:p>
      <text:p text:style-name="P1">| Field | Type <text:s text:c="7"/>| Null | Key | Default | Extra <text:s text:c="9"/>|</text:p>
      <text:p text:style-name="P1">+-------+-------------+------+-----+---------+----------------+</text:p>
      <text:p text:style-name="P1">| roll <text:s/>| int <text:s text:c="8"/>| NO <text:s text:c="2"/>| PRI | NULL <text:s text:c="3"/>| auto_increment |</text:p>
      <text:p text:style-name="P1">| name <text:s/>| varchar(10) | NO <text:s text:c="2"/>| <text:s text:c="4"/>| NULL <text:s text:c="3"/>| <text:s text:c="15"/>|</text:p>
      <text:p text:style-name="P1">| marks | float <text:s text:c="6"/>| YES <text:s/>| <text:s text:c="4"/>| 40 <text:s text:c="5"/>| <text:s text:c="15"/>|</text:p>
      <text:p text:style-name="P1">+-------+-------------+------+-----+---------+----------------+</text:p>
      <text:p text:style-name="P1">3 rows in set (0.00 sec)</text:p>
      <text:p text:style-name="P1"/>
      <text:p text:style-name="P1">mysql&gt; </text:p>
      <text:p text:style-name="P1">mysql&gt; insert into student (roll, name, marks) </text:p>
      <text:p text:style-name="P1"><text:s text:c="4"/>-&gt; values (1,'Ajay',76.34);</text:p>
      <text:p text:style-name="P1">Query OK, 1 row affected (0.07 sec)</text:p>
      <text:p text:style-name="P1"/>
      <text:p text:style-name="P1">mysql&gt; select * from student;</text:p>
      <text:p text:style-name="P1">+------+------+-------+</text:p>
      <text:p text:style-name="P1">| roll | name | marks |</text:p>
      <text:p text:style-name="P1">+------+------+-------+</text:p>
      <text:p text:style-name="P1">| <text:s text:c="3"/>1 | Ajay | 76.34 |</text:p>
      <text:p text:style-name="P1">+------+------+-------+</text:p>
      <text:p text:style-name="P1">1 row in set (0.00 sec)</text:p>
      <text:p text:style-name="P1"/>
      <text:p text:style-name="P1">mysql&gt; insert into student (roll, name, marks) <text:s/>values (1,'Sanjay',56.34);</text:p>
      <text:p text:style-name="P1">ERROR 1062 (23000): Duplicate entry '1' for key 'student.PRIMARY'</text:p>
      <text:p text:style-name="P1">mysql&gt; insert into student (name, marks) values ('Sanjay',56.34);</text:p>
      <text:p text:style-name="P1">Query OK, 1 row affected (0.10 sec)</text:p>
      <text:p text:style-name="P1"/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34 |</text:p>
      <text:p text:style-name="P1">| <text:s text:c="3"/>2 | Sanjay | 56.34 |</text:p>
      <text:p text:style-name="P1">+------+--------+-------+</text:p>
      <text:p text:style-name="P1">2 rows in set (0.00 sec)</text:p>
      <text:p text:style-name="P1"/>
      <text:p text:style-name="P1">mysql&gt; insert into student (marks) values (65.45);</text:p>
      <text:p text:style-name="P1">ERROR 1364 (HY000): Field 'name' doesn't have a default value</text:p>
      <text:p text:style-name="P1">mysql&gt; insert into student (name) values ('Vijay');</text:p>
      <text:p text:style-name="P1">Query OK, 1 row affected (0.17 sec)</text:p>
      <text:p text:style-name="P1"/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34 |</text:p>
      <text:p text:style-name="P1">| <text:s text:c="3"/>2 | Sanjay | 56.34 |</text:p>
      <text:p text:style-name="P1"><text:soft-page-break/>| <text:s text:c="3"/>3 | Vijay <text:s/>| <text:s text:c="3"/>40 |</text:p>
      <text:p text:style-name="P1">+------+--------+-------+</text:p>
      <text:p text:style-name="P1">3 rows in set (0.00 sec)</text:p>
      <text:p text:style-name="P1"/>
      <text:p text:style-name="P1">mysql&gt; </text:p>
      <text:p text:style-name="P1">mysql&gt; insert into student values (4,'Rani',54.89);</text:p>
      <text:p text:style-name="P1">Query OK, 1 row affected (0.18 sec)</text:p>
      <text:p text:style-name="P1"/>
      <text:p text:style-name="P1">mysql&gt; insert into student values (5,'Anita',74.23);</text:p>
      <text:p text:style-name="P1">Query OK, 1 row affected (0.17 sec)</text:p>
      <text:p text:style-name="P1"/>
      <text:p text:style-name="P1">mysql&gt; insert into student values (6,'Raj',65.23);</text:p>
      <text:p text:style-name="P1">Query OK, 1 row affected (0.16 sec)</text:p>
      <text:p text:style-name="P1"/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34 |</text:p>
      <text:p text:style-name="P1">| <text:s text:c="3"/>2 | Sanjay | 56.34 |</text:p>
      <text:p text:style-name="P1">| <text:s text:c="3"/>3 | Vijay <text:s/>| <text:s text:c="3"/>40 |</text:p>
      <text:p text:style-name="P1">| <text:s text:c="3"/>4 | Rani <text:s text:c="2"/>| 54.89 |</text:p>
      <text:p text:style-name="P1">| <text:s text:c="3"/>5 | Anita <text:s/>| 74.23 |</text:p>
      <text:p text:style-name="P1">| <text:s text:c="3"/>6 | Raj <text:s text:c="3"/>| 65.23 |</text:p>
      <text:p text:style-name="P1">+------+--------+-------+</text:p>
      <text:p text:style-name="P1">6 rows in set (0.01 sec)</text:p>
      <text:p text:style-name="P1"/>
      <text:p text:style-name="P1">mysql&gt; </text:p>
      <text:p text:style-name="P1">mysql&gt; create table student1 (roll int, name varchar(10), marks float, primary key(roll));</text:p>
      <text:p text:style-name="P1">Query OK, 0 rows affected (0.76 sec)</text:p>
      <text:p text:style-name="P1"/>
      <text:p text:style-name="P1">mysql&gt; desc student1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NO <text:s text:c="2"/>| PRI 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drop student1;</text:p>
      <text:p text:style-name="P1">ERROR 1064 (42000): You have an error in your SQL syntax; check the manual that corresponds to your MySQL server version for the right syntax to use near 'student1' at line 1</text:p>
      <text:p text:style-name="P1">mysql&gt; </text:p>
      <text:p text:style-name="P1">mysql&gt; drop table student1;</text:p>
      <text:p text:style-name="P1">Query OK, 0 rows affected (1.45 sec)</text:p>
      <text:p text:style-name="P1"/>
      <text:p text:style-name="P1">mysql&gt; create table student1 (roll int, name varchar(10), marks float, primary key(roll,name));</text:p>
      <text:p text:style-name="P1">Query OK, 0 rows affected (1.29 sec)</text:p>
      <text:p text:style-name="P1"><text:soft-page-break/></text:p>
      <text:p text:style-name="P1">mysql&gt; desc student1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NO <text:s text:c="2"/>| PRI | NULL <text:s text:c="3"/>| <text:s text:c="6"/>|</text:p>
      <text:p text:style-name="P1">| name <text:s/>| varchar(10) | NO <text:s text:c="2"/>| PRI 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insert into student1 values (6,'Raj',65.23);</text:p>
      <text:p text:style-name="P1">Query OK, 1 row affected (1.61 sec)</text:p>
      <text:p text:style-name="P1"/>
      <text:p text:style-name="P1">mysql&gt; insert into student1 values (6,'Ram',65.23);</text:p>
      <text:p text:style-name="P1">Query OK, 1 row affected (0.09 sec)</text:p>
      <text:p text:style-name="P1"/>
      <text:p text:style-name="P1">mysql&gt; select * from student1;</text:p>
      <text:p text:style-name="P1">+------+------+-------+</text:p>
      <text:p text:style-name="P1">| roll | name | marks |</text:p>
      <text:p text:style-name="P1">+------+------+-------+</text:p>
      <text:p text:style-name="P1">| <text:s text:c="3"/>6 | Raj <text:s/>| 65.23 |</text:p>
      <text:p text:style-name="P1">| <text:s text:c="3"/>6 | Ram <text:s/>| 65.23 |</text:p>
      <text:p text:style-name="P1">+------+------+-------+</text:p>
      <text:p text:style-name="P1">2 rows in set (0.00 sec)</text:p>
      <text:p text:style-name="P1"/>
      <text:p text:style-name="P1">mysql&gt; insert into student1 values (6,'Ram',75.42);</text:p>
      <text:p text:style-name="P1">ERROR 1062 (23000): Duplicate entry '6-Ram' for key 'student1.PRIMARY'</text:p>
      <text:p text:style-name="P1">mysql&gt; </text:p>
      <text:p text:style-name="P1">mysql&gt; drop table student1;</text:p>
      <text:p text:style-name="P1">Query OK, 0 rows affected (0.42 sec)</text:p>
      <text:p text:style-name="P1"/>
      <text:p text:style-name="P1">mysql&gt; create table student1 (roll int, name varchar(10), marks float check (marks&lt;=100));</text:p>
      <text:p text:style-name="P1">Query OK, 0 rows affected (2.12 sec)</text:p>
      <text:p text:style-name="P1"/>
      <text:p text:style-name="P1">mysql&gt; desc student1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mysql&gt; insert into student1 values (1,'Ram',75.42);</text:p>
      <text:p text:style-name="P1">Query OK, 1 row affected (0.07 sec)</text:p>
      <text:p text:style-name="P1"/>
      <text:p text:style-name="P1">mysql&gt; insert into student1 values (2,'Raj',175.42);</text:p>
      <text:p text:style-name="P1">ERROR 3819 (HY000): Check constraint 'student1_chk_1' is violated.</text:p>
      <text:p text:style-name="P1">mysql&gt; </text:p>
      <text:p text:style-name="P1"><text:soft-page-break/>mysql&gt; show tables;</text:p>
      <text:p text:style-name="P1">+------------------+</text:p>
      <text:p text:style-name="P1">| Tables_in_pgdbda |</text:p>
      <text:p text:style-name="P1">+------------------+</text:p>
      <text:p text:style-name="P1">| student <text:s text:c="9"/>|</text:p>
      <text:p text:style-name="P1">| student1 <text:s text:c="8"/>|</text:p>
      <text:p text:style-name="P1">+------------------+</text:p>
      <text:p text:style-name="P1">2 rows in set (0.00 sec)</text:p>
      <text:p text:style-name="P1"/>
      <text:p text:style-name="P1">mysql&gt; select name,marks from student;</text:p>
      <text:p text:style-name="P1">+--------+-------+</text:p>
      <text:p text:style-name="P1">| name <text:s text:c="2"/>| marks |</text:p>
      <text:p text:style-name="P1">+--------+-------+</text:p>
      <text:p text:style-name="P1">| Ajay <text:s text:c="2"/>| 76.34 |</text:p>
      <text:p text:style-name="P1">| Sanjay | 56.34 |</text:p>
      <text:p text:style-name="P1">| Vijay <text:s/>| <text:s text:c="3"/>40 |</text:p>
      <text:p text:style-name="P1">| Rani <text:s text:c="2"/>| 54.89 |</text:p>
      <text:p text:style-name="P1">| Anita <text:s/>| 74.23 |</text:p>
      <text:p text:style-name="P1">| Raj <text:s text:c="3"/>| 65.23 |</text:p>
      <text:p text:style-name="P1">+--------+-------+</text:p>
      <text:p text:style-name="P1">6 rows in set (0.00 sec)</text:p>
      <text:p text:style-name="P1"/>
      <text:p text:style-name="P1">mysql&gt; select marks,name from student;</text:p>
      <text:p text:style-name="P1">+-------+--------+</text:p>
      <text:p text:style-name="P1">| marks | name <text:s text:c="2"/>|</text:p>
      <text:p text:style-name="P1">+-------+--------+</text:p>
      <text:p text:style-name="P1">| 76.34 | Ajay <text:s text:c="2"/>|</text:p>
      <text:p text:style-name="P1">| 56.34 | Sanjay |</text:p>
      <text:p text:style-name="P1">| <text:s text:c="3"/>40 | Vijay <text:s/>|</text:p>
      <text:p text:style-name="P1">| 54.89 | Rani <text:s text:c="2"/>|</text:p>
      <text:p text:style-name="P1">| 74.23 | Anita <text:s/>|</text:p>
      <text:p text:style-name="P1">| 65.23 | Raj <text:s text:c="3"/>|</text:p>
      <text:p text:style-name="P1">+-------+--------+</text:p>
      <text:p text:style-name="P1">6 rows in set (0.00 sec)</text:p>
      <text:p text:style-name="P1"/>
      <text:p text:style-name="P1">mysql&gt; </text:p>
      <text:p text:style-name="P1">mysql&gt; select count(roll) from student;</text:p>
      <text:p text:style-name="P1">+-------------+</text:p>
      <text:p text:style-name="P1">| count(roll) |</text:p>
      <text:p text:style-name="P1">+-------------+</text:p>
      <text:p text:style-name="P1">| <text:s text:c="10"/>6 |</text:p>
      <text:p text:style-name="P1">+-------------+</text:p>
      <text:p text:style-name="P1">1 row in set (0.10 sec)</text:p>
      <text:p text:style-name="P1"/>
      <text:p text:style-name="P1">mysql&gt; select count(roll) as total from student;</text:p>
      <text:p text:style-name="P1">+-------+</text:p>
      <text:p text:style-name="P1">| total |</text:p>
      <text:p text:style-name="P1">+-------+</text:p>
      <text:p text:style-name="P1">| <text:s text:c="4"/>6 |</text:p>
      <text:p text:style-name="P1">+-------+</text:p>
      <text:p text:style-name="P1">1 row in set (0.01 sec)</text:p>
      <text:p text:style-name="P1"/>
      <text:p text:style-name="P1">mysql&gt; select sum(marks) as total from student;</text:p>
      <text:p text:style-name="P1"><text:soft-page-break/>+--------------------+</text:p>
      <text:p text:style-name="P1">| total <text:s text:c="13"/>|</text:p>
      <text:p text:style-name="P1">+--------------------+</text:p>
      <text:p text:style-name="P1">| 367.03000259399414 |</text:p>
      <text:p text:style-name="P1">+--------------------+</text:p>
      <text:p text:style-name="P1">1 row in set (0.00 sec)</text:p>
      <text:p text:style-name="P1"/>
      <text:p text:style-name="P1">mysql&gt; select max(marks) as total from student;</text:p>
      <text:p text:style-name="P1">+-------+</text:p>
      <text:p text:style-name="P1">| total |</text:p>
      <text:p text:style-name="P1">+-------+</text:p>
      <text:p text:style-name="P1">| 76.34 |</text:p>
      <text:p text:style-name="P1">+-------+</text:p>
      <text:p text:style-name="P1">1 row in set (0.00 sec)</text:p>
      <text:p text:style-name="P1"/>
      <text:p text:style-name="P1">mysql&gt; select min(marks) as total from student;</text:p>
      <text:p text:style-name="P1">+-------+</text:p>
      <text:p text:style-name="P1">| total |</text:p>
      <text:p text:style-name="P1">+-------+</text:p>
      <text:p text:style-name="P1">| <text:s text:c="3"/>40 |</text:p>
      <text:p text:style-name="P1">+-------+</text:p>
      <text:p text:style-name="P1">1 row in set (0.00 sec)</text:p>
      <text:p text:style-name="P1"/>
      <text:p text:style-name="P1">mysql&gt; select avg(marks) as total from student;</text:p>
      <text:p text:style-name="P1">+-------------------+</text:p>
      <text:p text:style-name="P1">| total <text:s text:c="12"/>|</text:p>
      <text:p text:style-name="P1">+-------------------+</text:p>
      <text:p text:style-name="P1">| 61.17166709899902 |</text:p>
      <text:p text:style-name="P1">+-------------------+</text:p>
      <text:p text:style-name="P1">1 row in set (0.00 sec)</text:p>
      <text:p text:style-name="P1"/>
      <text:p text:style-name="P1">mysql&gt; </text:p>
      <text:p text:style-name="P1">mysql&gt; select * from student where marks &gt; 70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76.34 |</text:p>
      <text:p text:style-name="P1">| <text:s text:c="3"/>5 | Anita | 74.23 |</text:p>
      <text:p text:style-name="P1">+------+-------+-------+</text:p>
      <text:p text:style-name="P1">2 rows in set (0.00 sec)</text:p>
      <text:p text:style-name="P1"/>
      <text:p text:style-name="P1">mysql&gt; select name from student where marks &gt;= 70;</text:p>
      <text:p text:style-name="P1">+-------+</text:p>
      <text:p text:style-name="P1">| name <text:s/>|</text:p>
      <text:p text:style-name="P1">+-------+</text:p>
      <text:p text:style-name="P1">| Ajay <text:s/>|</text:p>
      <text:p text:style-name="P1">| Anita |</text:p>
      <text:p text:style-name="P1">+-------+</text:p>
      <text:p text:style-name="P1">2 rows in set (0.00 sec)</text:p>
      <text:p text:style-name="P1"/>
      <text:p text:style-name="P1">mysql&gt; select name from student where marks &gt;= 60;</text:p>
      <text:p text:style-name="P1">+-------+</text:p>
      <text:p text:style-name="P1">| name <text:s/>|</text:p>
      <text:p text:style-name="P1"><text:soft-page-break/>+-------+</text:p>
      <text:p text:style-name="P1">| Ajay <text:s/>|</text:p>
      <text:p text:style-name="P1">| Anita |</text:p>
      <text:p text:style-name="P1">| Raj <text:s text:c="2"/>|</text:p>
      <text:p text:style-name="P1">+-------+</text:p>
      <text:p text:style-name="P1">3 rows in set (0.01 sec)</text:p>
      <text:p text:style-name="P1"/>
      <text:p text:style-name="P1">mysql&gt; select name from student where roll = 5;</text:p>
      <text:p text:style-name="P1">+-------+</text:p>
      <text:p text:style-name="P1">| name <text:s/>|</text:p>
      <text:p text:style-name="P1">+-------+</text:p>
      <text:p text:style-name="P1">| Anita |</text:p>
      <text:p text:style-name="P1">+-------+</text:p>
      <text:p text:style-name="P1">1 row in set (0.00 sec)</text:p>
      <text:p text:style-name="P1"/>
      <text:p text:style-name="P1">mysql&gt; </text:p>
      <text:p text:style-name="P1">mysql&gt; select name from student where roll &gt; 2 and marks &lt; 60;</text:p>
      <text:p text:style-name="P1">+-------+</text:p>
      <text:p text:style-name="P1">| name <text:s/>|</text:p>
      <text:p text:style-name="P1">+-------+</text:p>
      <text:p text:style-name="P1">| Vijay |</text:p>
      <text:p text:style-name="P1">| Rani <text:s/>|</text:p>
      <text:p text:style-name="P1">+-------+</text:p>
      <text:p text:style-name="P1">2 rows in set (0.00 sec)</text:p>
      <text:p text:style-name="P1"/>
      <text:p text:style-name="P1">mysql&gt; select * from student where roll &gt; 2 and marks &lt; 60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3 | Vijay | <text:s text:c="3"/>40 |</text:p>
      <text:p text:style-name="P1">| <text:s text:c="3"/>4 | Rani <text:s/>| 54.89 |</text:p>
      <text:p text:style-name="P1">+------+-------+-------+</text:p>
      <text:p text:style-name="P1">2 rows in set (0.00 sec)</text:p>
      <text:p text:style-name="P1"/>
      <text:p text:style-name="P1">mysql&gt; select * from student where roll &gt; 2 or marks &lt; 60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2 | Sanjay | 56.34 |</text:p>
      <text:p text:style-name="P1">| <text:s text:c="3"/>3 | Vijay <text:s/>| <text:s text:c="3"/>40 |</text:p>
      <text:p text:style-name="P1">| <text:s text:c="3"/>4 | Rani <text:s text:c="2"/>| 54.89 |</text:p>
      <text:p text:style-name="P1">| <text:s text:c="3"/>5 | Anita <text:s/>| 74.23 |</text:p>
      <text:p text:style-name="P1">| <text:s text:c="3"/>6 | Raj <text:s text:c="3"/>| 65.23 |</text:p>
      <text:p text:style-name="P1">+------+--------+-------+</text:p>
      <text:p text:style-name="P1">5 rows in set (0.00 sec)</text:p>
      <text:p text:style-name="P1"/>
      <text:p text:style-name="P1">mysql&gt; </text:p>
      <text:p text:style-name="P1">mysql&gt; select * from student where roll in (1,3,6)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76.34 |</text:p>
      <text:p text:style-name="P1">| <text:s text:c="3"/>3 | Vijay | <text:s text:c="3"/>40 |</text:p>
      <text:p text:style-name="P1"><text:soft-page-break/>| <text:s text:c="3"/>6 | Raj <text:s text:c="2"/>| 65.23 |</text:p>
      <text:p text:style-name="P1">+------+-------+-------+</text:p>
      <text:p text:style-name="P1">3 rows in set (0.00 sec)</text:p>
      <text:p text:style-name="P1"/>
      <text:p text:style-name="P1">mysql&gt; select * from student where roll not in (1,3,6)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2 | Sanjay | 56.34 |</text:p>
      <text:p text:style-name="P1">| <text:s text:c="3"/>4 | Rani <text:s text:c="2"/>| 54.89 |</text:p>
      <text:p text:style-name="P1">| <text:s text:c="3"/>5 | Anita <text:s/>| 74.23 |</text:p>
      <text:p text:style-name="P1">+------+--------+-------+</text:p>
      <text:p text:style-name="P1">3 rows in set (0.00 sec)</text:p>
      <text:p text:style-name="P1"/>
      <text:p text:style-name="P1">mysql&gt; </text:p>
      <text:p text:style-name="P1">mysql&gt; select * from student where marks &gt; 60 and marks &lt; 70;</text:p>
      <text:p text:style-name="P1">+------+------+-------+</text:p>
      <text:p text:style-name="P1">| roll | name | marks |</text:p>
      <text:p text:style-name="P1">+------+------+-------+</text:p>
      <text:p text:style-name="P1">| <text:s text:c="3"/>6 | Raj <text:s/>| 65.23 |</text:p>
      <text:p text:style-name="P1">+------+------+-------+</text:p>
      <text:p text:style-name="P1">1 row in set (0.00 sec)</text:p>
      <text:p text:style-name="P1"/>
      <text:p text:style-name="P1">mysql&gt; select * from student where marks &gt; 60 and marks &lt; 80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76.34 |</text:p>
      <text:p text:style-name="P1">| <text:s text:c="3"/>5 | Anita | 74.23 |</text:p>
      <text:p text:style-name="P1">| <text:s text:c="3"/>6 | Raj <text:s text:c="2"/>| 65.23 |</text:p>
      <text:p text:style-name="P1">+------+-------+-------+</text:p>
      <text:p text:style-name="P1">3 rows in set (0.01 sec)</text:p>
      <text:p text:style-name="P1"/>
      <text:p text:style-name="P1">mysql&gt; select * from student where marks between 60 and 80;</text:p>
      <text:p text:style-name="P1">+------+-------+-------+</text:p>
      <text:p text:style-name="P1">| roll | name <text:s/>| marks |</text:p>
      <text:p text:style-name="P1">+------+-------+-------+</text:p>
      <text:p text:style-name="P1">| <text:s text:c="3"/>1 | Ajay <text:s/>| 76.34 |</text:p>
      <text:p text:style-name="P1">| <text:s text:c="3"/>5 | Anita | 74.23 |</text:p>
      <text:p text:style-name="P1">| <text:s text:c="3"/>6 | Raj <text:s text:c="2"/>| 65.23 |</text:p>
      <text:p text:style-name="P1">+------+-------+-------+</text:p>
      <text:p text:style-name="P1">3 rows in set (0.00 sec)</text:p>
      <text:p text:style-name="P1"/>
      <text:p text:style-name="P1">mysql&gt; </text:p>
      <text:p text:style-name="P1">mysql&gt; select * from student1;</text:p>
      <text:p text:style-name="P1">+------+------+-------+</text:p>
      <text:p text:style-name="P1">| roll | name | marks |</text:p>
      <text:p text:style-name="P1">+------+------+-------+</text:p>
      <text:p text:style-name="P1">| <text:s text:c="3"/>1 | Ram <text:s/>| 75.42 |</text:p>
      <text:p text:style-name="P1">+------+------+-------+</text:p>
      <text:p text:style-name="P1">1 row in set (0.00 sec)</text:p>
      <text:p text:style-name="P1"/>
      <text:p text:style-name="P1">mysql&gt; desc student1;</text:p>
      <text:p text:style-name="P1"><text:soft-page-break/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</text:p>
      <text:p text:style-name="P1">mysql&gt; select * from student1;</text:p>
      <text:p text:style-name="P1">+------+------+-------+</text:p>
      <text:p text:style-name="P1">| roll | name | marks |</text:p>
      <text:p text:style-name="P1">+------+------+-------+</text:p>
      <text:p text:style-name="P1">| <text:s text:c="3"/>1 | Ram <text:s/>| 75.42 |</text:p>
      <text:p text:style-name="P1">+------+------+-------+</text:p>
      <text:p text:style-name="P1">1 row in set (0.00 sec)</text:p>
      <text:p text:style-name="P1"/>
      <text:p text:style-name="P1">mysql&gt; insert into student (roll,name) values (2,'Rani');</text:p>
      <text:p text:style-name="P1">ERROR 1062 (23000): Duplicate entry '2' for key 'student.PRIMARY'</text:p>
      <text:p text:style-name="P1">mysql&gt; insert into student1 (roll,name) values (2,'Rani');</text:p>
      <text:p text:style-name="P1">Query OK, 1 row affected (0.11 sec)</text:p>
      <text:p text:style-name="P1"/>
      <text:p text:style-name="P1">mysql&gt; select * from student1;</text:p>
      <text:p text:style-name="P1">+------+------+-------+</text:p>
      <text:p text:style-name="P1">| roll | name | marks |</text:p>
      <text:p text:style-name="P1">+------+------+-------+</text:p>
      <text:p text:style-name="P1">| <text:s text:c="3"/>1 | Ram <text:s/>| 75.42 |</text:p>
      <text:p text:style-name="P1">| <text:s text:c="3"/>2 | Rani | <text:s/>NULL |</text:p>
      <text:p text:style-name="P1">+------+------+-------+</text:p>
      <text:p text:style-name="P1">2 rows in set (0.00 sec)</text:p>
      <text:p text:style-name="P1"/>
      <text:p text:style-name="P1">mysql&gt; insert into student1 (roll,marks) values (3,56.33);</text:p>
      <text:p text:style-name="P1">Query OK, 1 row affected (0.19 sec)</text:p>
      <text:p text:style-name="P1"/>
      <text:p text:style-name="P1">mysql&gt; select * from student1;</text:p>
      <text:p text:style-name="P1">+------+------+-------+</text:p>
      <text:p text:style-name="P1">| roll | name | marks |</text:p>
      <text:p text:style-name="P1">+------+------+-------+</text:p>
      <text:p text:style-name="P1">| <text:s text:c="3"/>1 | Ram <text:s/>| 75.42 |</text:p>
      <text:p text:style-name="P1">| <text:s text:c="3"/>2 | Rani | <text:s/>NULL |</text:p>
      <text:p text:style-name="P1">| <text:s text:c="3"/>3 | NULL | 56.33 |</text:p>
      <text:p text:style-name="P1">+------+------+-------+</text:p>
      <text:p text:style-name="P1">3 rows in set (0.00 sec)</text:p>
      <text:p text:style-name="P1"/>
      <text:p text:style-name="P1">mysql&gt; select * from student1 where name is null;</text:p>
      <text:p text:style-name="P1">+------+------+-------+</text:p>
      <text:p text:style-name="P1">| roll | name | marks |</text:p>
      <text:p text:style-name="P1">+------+------+-------+</text:p>
      <text:p text:style-name="P1">| <text:s text:c="3"/>3 | NULL | 56.33 |</text:p>
      <text:p text:style-name="P1">+------+------+-------+</text:p>
      <text:p text:style-name="P1">1 row in set (0.00 sec)</text:p>
      <text:p text:style-name="P1"/>
      <text:p text:style-name="P1"><text:soft-page-break/>mysql&gt; select * from student1 where marks is null;</text:p>
      <text:p text:style-name="P1">+------+------+-------+</text:p>
      <text:p text:style-name="P1">| roll | name | marks |</text:p>
      <text:p text:style-name="P1">+------+------+-------+</text:p>
      <text:p text:style-name="P1">| <text:s text:c="3"/>2 | Rani | <text:s/>NULL |</text:p>
      <text:p text:style-name="P1">+------+------+-------+</text:p>
      <text:p text:style-name="P1">1 row in set (0.00 sec)</text:p>
      <text:p text:style-name="P1"/>
      <text:p text:style-name="P1">mysql&gt; select * from student1 where marks is not null;</text:p>
      <text:p text:style-name="P1">+------+------+-------+</text:p>
      <text:p text:style-name="P1">| roll | name | marks |</text:p>
      <text:p text:style-name="P1">+------+------+-------+</text:p>
      <text:p text:style-name="P1">| <text:s text:c="3"/>1 | Ram <text:s/>| 75.42 |</text:p>
      <text:p text:style-name="P1">| <text:s text:c="3"/>3 | NULL | 56.33 |</text:p>
      <text:p text:style-name="P1">+------+------+-------+</text:p>
      <text:p text:style-name="P1">2 rows in set (0.00 sec)</text:p>
      <text:p text:style-name="P1"/>
      <text:p text:style-name="P1">mysql&gt; </text:p>
      <text:p text:style-name="P1">mysql&gt; select * from student1;</text:p>
      <text:p text:style-name="P1">+------+------+-------+</text:p>
      <text:p text:style-name="P1">| roll | name | marks |</text:p>
      <text:p text:style-name="P1">+------+------+-------+</text:p>
      <text:p text:style-name="P1">| <text:s text:c="3"/>1 | Ram <text:s/>| 75.42 |</text:p>
      <text:p text:style-name="P1">| <text:s text:c="3"/>2 | Rani | <text:s/>NULL |</text:p>
      <text:p text:style-name="P1">| <text:s text:c="3"/>3 | NULL | 56.33 |</text:p>
      <text:p text:style-name="P1">+------+------+-------+</text:p>
      <text:p text:style-name="P1">3 rows in set (0.00 sec)</text:p>
      <text:p text:style-name="P1"/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34 |</text:p>
      <text:p text:style-name="P1">| <text:s text:c="3"/>2 | Sanjay | 56.34 |</text:p>
      <text:p text:style-name="P1">| <text:s text:c="3"/>3 | Vijay <text:s/>| <text:s text:c="3"/>40 |</text:p>
      <text:p text:style-name="P1">| <text:s text:c="3"/>4 | Rani <text:s text:c="2"/>| 54.89 |</text:p>
      <text:p text:style-name="P1">| <text:s text:c="3"/>5 | Anita <text:s/>| 74.23 |</text:p>
      <text:p text:style-name="P1">| <text:s text:c="3"/>6 | Raj <text:s text:c="3"/>| 65.23 |</text:p>
      <text:p text:style-name="P1">+------+--------+-------+</text:p>
      <text:p text:style-name="P1">6 rows in set (0.00 sec)</text:p>
      <text:p text:style-name="P1"/>
      <text:p text:style-name="P1">mysql&gt; insert into student1 select * from student;</text:p>
      <text:p text:style-name="P1">Query OK, 6 rows affected (0.19 sec)</text:p>
      <text:p text:style-name="P1">Records: 6 <text:s/>Duplicates: 0 <text:s/>Warnings: 0</text:p>
      <text:p text:style-name="P1"/>
      <text:p text:style-name="P1">mysql&gt; select * from student1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Ram <text:s text:c="3"/>| 75.42 |</text:p>
      <text:p text:style-name="P1">| <text:s text:c="3"/>2 | Rani <text:s text:c="2"/>| <text:s/>NULL |</text:p>
      <text:p text:style-name="P1">| <text:s text:c="3"/>3 | NULL <text:s text:c="2"/>| 56.33 |</text:p>
      <text:p text:style-name="P1">| <text:s text:c="3"/>1 | Ajay <text:s text:c="2"/>| 76.34 |</text:p>
      <text:p text:style-name="P1"><text:soft-page-break/>| <text:s text:c="3"/>2 | Sanjay | 56.34 |</text:p>
      <text:p text:style-name="P1">| <text:s text:c="3"/>3 | Vijay <text:s/>| <text:s text:c="3"/>40 |</text:p>
      <text:p text:style-name="P1">| <text:s text:c="3"/>4 | Rani <text:s text:c="2"/>| 54.89 |</text:p>
      <text:p text:style-name="P1">| <text:s text:c="3"/>5 | Anita <text:s/>| 74.23 |</text:p>
      <text:p text:style-name="P1">| <text:s text:c="3"/>6 | Raj <text:s text:c="3"/>| 65.23 |</text:p>
      <text:p text:style-name="P1">+------+--------+-------+</text:p>
      <text:p text:style-name="P1">9 rows in set (0.00 sec)</text:p>
      <text:p text:style-name="P1"/>
      <text:p text:style-name="P1">mysql&gt; </text:p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34 |</text:p>
      <text:p text:style-name="P1">| <text:s text:c="3"/>2 | Sanjay | 56.34 |</text:p>
      <text:p text:style-name="P1">| <text:s text:c="3"/>3 | Vijay <text:s/>| <text:s text:c="3"/>40 |</text:p>
      <text:p text:style-name="P1">| <text:s text:c="3"/>4 | Rani <text:s text:c="2"/>| 54.89 |</text:p>
      <text:p text:style-name="P1">| <text:s text:c="3"/>5 | Anita <text:s/>| 74.23 |</text:p>
      <text:p text:style-name="P1">| <text:s text:c="3"/>6 | Raj <text:s text:c="3"/>| 65.23 |</text:p>
      <text:p text:style-name="P1">+------+--------+-------+</text:p>
      <text:p text:style-name="P1">6 rows in set (0.00 sec)</text:p>
      <text:p text:style-name="P1"/>
      <text:p text:style-name="P1">mysql&gt; delete from student where roll=3;</text:p>
      <text:p text:style-name="P1">Query OK, 1 row affected (0.08 sec)</text:p>
      <text:p text:style-name="P1"/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34 |</text:p>
      <text:p text:style-name="P1">| <text:s text:c="3"/>2 | Sanjay | 56.34 |</text:p>
      <text:p text:style-name="P1">| <text:s text:c="3"/>4 | Rani <text:s text:c="2"/>| 54.89 |</text:p>
      <text:p text:style-name="P1">| <text:s text:c="3"/>5 | Anita <text:s/>| 74.23 |</text:p>
      <text:p text:style-name="P1">| <text:s text:c="3"/>6 | Raj <text:s text:c="3"/>| 65.23 |</text:p>
      <text:p text:style-name="P1">+------+--------+-------+</text:p>
      <text:p text:style-name="P1">5 rows in set (0.00 sec)</text:p>
      <text:p text:style-name="P1"/>
      <text:p text:style-name="P1">mysql&gt; </text:p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34 |</text:p>
      <text:p text:style-name="P1">| <text:s text:c="3"/>2 | Sanjay | 56.34 |</text:p>
      <text:p text:style-name="P1">| <text:s text:c="3"/>4 | Rani <text:s text:c="2"/>| 54.89 |</text:p>
      <text:p text:style-name="P1">| <text:s text:c="3"/>5 | Anita <text:s/>| 74.23 |</text:p>
      <text:p text:style-name="P1">| <text:s text:c="3"/>6 | Raj <text:s text:c="3"/>| 65.23 |</text:p>
      <text:p text:style-name="P1">+------+--------+-------+</text:p>
      <text:p text:style-name="P1">5 rows in set (0.00 sec)</text:p>
      <text:p text:style-name="P1"/>
      <text:p text:style-name="P1">mysql&gt; update student set marks = 59.89 where roll = 4;</text:p>
      <text:p text:style-name="P1">Query OK, 1 row affected (0.08 sec)</text:p>
      <text:p text:style-name="P1">Rows matched: 1 <text:s/>Changed: 1 <text:s/>Warnings: 0</text:p>
      <text:p text:style-name="P1"><text:soft-page-break/></text:p>
      <text:p text:style-name="P1">mysql&gt; </text:p>
      <text:p text:style-name="P1"/>
      <text:p text:style-name="P1">mysql&gt; update student set marks = marks + 0.5;</text:p>
      <text:p text:style-name="P1">Query OK, 5 rows affected (0.16 sec)</text:p>
      <text:p text:style-name="P1">Rows matched: 5 <text:s/>Changed: 5 <text:s/>Warnings: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02:31.973907341</meta:creation-date>
    <dc:date>2023-04-25T10:03:04.294268385</dc:date>
    <meta:editing-duration>PT33S</meta:editing-duration>
    <meta:editing-cycles>1</meta:editing-cycles>
    <meta:document-statistic meta:table-count="0" meta:image-count="0" meta:object-count="0" meta:page-count="13" meta:paragraph-count="542" meta:word-count="3015" meta:character-count="15551" meta:non-whitespace-character-count="12378"/>
    <meta:generator>LibreOffice/7.4.1.2$Linux_X86_64 LibreOffice_project/3c58a8f3a960df8bc8fd77b461821e42c061c5f0</meta:generator>
  </office:meta>
</office:document-meta>
</file>